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ElementDecl.isSubstitutionGroupExclusion( short exclu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ElementDecl.get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ElementDecl.getIDConstrain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ElementDec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ElementDecl.getConstrai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ElementDecl.getNamespace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ElementDecl.isDisallowedSubstitution( short disallow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ElementDecl.equal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ElementDecl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SElementDecl.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SElementDecl.setConstraintType( short constrai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ElementDecl.getEnclosingC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ElementDecl.resize( IdentityConstraint [ ] oldArray , int new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ElementDecl.setIsGlob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ElementDecl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ElementDecl.setIsLocal( XSComplexTypeDecl enclosing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ElementDecl.getAbs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ElementDecl.getItemValue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ElementDecl.getNil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ElementDecl.getActualVC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ElementDecl.getType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ElementDecl.setNamespaceItem( XSNamespaceItem namespace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ElementDecl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ElementDecl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ElementDecl.setIsNil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ElementDecl.getIdentityConstra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ElementDecl.getConstrain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ElementDecl.setIsAbs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ElementDecl.addIDConstraint( IdentityConstraint id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ElementDecl.getSubstitutionGroupExclu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ElementDecl.getAn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ElementDecl.getDisallowedSubstitu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ElementDec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ElementDecl.getSubstitutionGroupAffili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ElementDecl.getActualV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